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9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182609" calcext:value-type="float">
            <text:p>-0.00182609</text:p>
          </table:table-cell>
          <table:table-cell office:value-type="string" calcext:value-type="string">
            <text:p>e_t_SUMME:</text:p>
          </table:table-cell>
          <table:table-cell office:value-type="float" office:value="0.00182609" calcext:value-type="float">
            <text:p>0.00182609</text:p>
          </table:table-cell>
          <table:table-cell office:value-type="string" calcext:value-type="string">
            <text:p>e_t:</text:p>
          </table:table-cell>
          <table:table-cell office:value-type="float" office:value="0.00182609" calcext:value-type="float">
            <text:p>0.00182609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182609" calcext:value-type="float">
            <text:p>-0.001826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529447" calcext:value-type="float">
            <text:p>-0.05294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00196E-019" calcext:value-type="float">
            <text:p>-6.0019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835" calcext:value-type="float">
            <text:p>0.338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0108478" calcext:value-type="float">
            <text:p>0.00108478</text:p>
          </table:table-cell>
          <table:table-cell office:value-type="string" calcext:value-type="string">
            <text:p>e_t_SUMME:</text:p>
          </table:table-cell>
          <table:table-cell office:value-type="float" office:value="0.000741308" calcext:value-type="float">
            <text:p>0.000741308</text:p>
          </table:table-cell>
          <table:table-cell office:value-type="string" calcext:value-type="string">
            <text:p>e_t:</text:p>
          </table:table-cell>
          <table:table-cell office:value-type="float" office:value="-0.00108478" calcext:value-type="float">
            <text:p>-0.00108478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108478" calcext:value-type="float">
            <text:p>0.001084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89397" calcext:value-type="float">
            <text:p>-0.038939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18242E-019" calcext:value-type="float">
            <text:p>-6.1824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4894" calcext:value-type="float">
            <text:p>0.67489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054962" calcext:value-type="float">
            <text:p>0.0054962</text:p>
          </table:table-cell>
          <table:table-cell office:value-type="string" calcext:value-type="string">
            <text:p>e_t_SUMME:</text:p>
          </table:table-cell>
          <table:table-cell office:value-type="float" office:value="-0.00475489" calcext:value-type="float">
            <text:p>-0.00475489</text:p>
          </table:table-cell>
          <table:table-cell office:value-type="string" calcext:value-type="string">
            <text:p>e_t:</text:p>
          </table:table-cell>
          <table:table-cell office:value-type="float" office:value="-0.0054962" calcext:value-type="float">
            <text:p>-0.0054962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54962" calcext:value-type="float">
            <text:p>0.00549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25236" calcext:value-type="float">
            <text:p>-0.03252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99674E-019" calcext:value-type="float">
            <text:p>-5.9967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144" calcext:value-type="float">
            <text:p>1.011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099308" calcext:value-type="float">
            <text:p>0.0099308</text:p>
          </table:table-cell>
          <table:table-cell office:value-type="string" calcext:value-type="string">
            <text:p>e_t_SUMME:</text:p>
          </table:table-cell>
          <table:table-cell office:value-type="float" office:value="-0.0146857" calcext:value-type="float">
            <text:p>-0.0146857</text:p>
          </table:table-cell>
          <table:table-cell office:value-type="string" calcext:value-type="string">
            <text:p>e_t:</text:p>
          </table:table-cell>
          <table:table-cell office:value-type="float" office:value="-0.0099308" calcext:value-type="float">
            <text:p>-0.0099308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99308" calcext:value-type="float">
            <text:p>0.009930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44728" calcext:value-type="float">
            <text:p>-0.03447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82565E-019" calcext:value-type="float">
            <text:p>-5.8256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798" calcext:value-type="float">
            <text:p>1.3479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21397" calcext:value-type="float">
            <text:p>0.0121397</text:p>
          </table:table-cell>
          <table:table-cell office:value-type="string" calcext:value-type="string">
            <text:p>e_t_SUMME:</text:p>
          </table:table-cell>
          <table:table-cell office:value-type="float" office:value="-0.0268254" calcext:value-type="float">
            <text:p>-0.0268254</text:p>
          </table:table-cell>
          <table:table-cell office:value-type="string" calcext:value-type="string">
            <text:p>e_t:</text:p>
          </table:table-cell>
          <table:table-cell office:value-type="float" office:value="-0.0121397" calcext:value-type="float">
            <text:p>-0.0121397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21397" calcext:value-type="float">
            <text:p>0.012139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66685" calcext:value-type="float">
            <text:p>-0.03666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49107E-019" calcext:value-type="float">
            <text:p>-5.49107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453" calcext:value-type="float">
            <text:p>1.6845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0256" calcext:value-type="float">
            <text:p>0.010256</text:p>
          </table:table-cell>
          <table:table-cell office:value-type="string" calcext:value-type="string">
            <text:p>e_t_SUMME:</text:p>
          </table:table-cell>
          <table:table-cell office:value-type="float" office:value="-0.0370814" calcext:value-type="float">
            <text:p>-0.0370814</text:p>
          </table:table-cell>
          <table:table-cell office:value-type="string" calcext:value-type="string">
            <text:p>e_t:</text:p>
          </table:table-cell>
          <table:table-cell office:value-type="float" office:value="-0.010256" calcext:value-type="float">
            <text:p>-0.010256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0256" calcext:value-type="float">
            <text:p>0.01025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414765" calcext:value-type="float">
            <text:p>-0.041476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25579E-019" calcext:value-type="float">
            <text:p>-5.25579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2107" calcext:value-type="float">
            <text:p>2.021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0788112" calcext:value-type="float">
            <text:p>0.00788112</text:p>
          </table:table-cell>
          <table:table-cell office:value-type="string" calcext:value-type="string">
            <text:p>e_t_SUMME:</text:p>
          </table:table-cell>
          <table:table-cell office:value-type="float" office:value="-0.0449625" calcext:value-type="float">
            <text:p>-0.0449625</text:p>
          </table:table-cell>
          <table:table-cell office:value-type="string" calcext:value-type="string">
            <text:p>e_t:</text:p>
          </table:table-cell>
          <table:table-cell office:value-type="float" office:value="-0.00788112" calcext:value-type="float">
            <text:p>-0.00788112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788112" calcext:value-type="float">
            <text:p>0.007881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473713" calcext:value-type="float">
            <text:p>-0.04737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75048E-019" calcext:value-type="float">
            <text:p>-5.7504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761" calcext:value-type="float">
            <text:p>2.3576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087204" calcext:value-type="float">
            <text:p>0.0087204</text:p>
          </table:table-cell>
          <table:table-cell office:value-type="string" calcext:value-type="string">
            <text:p>e_t_SUMME:</text:p>
          </table:table-cell>
          <table:table-cell office:value-type="float" office:value="-0.0536829" calcext:value-type="float">
            <text:p>-0.0536829</text:p>
          </table:table-cell>
          <table:table-cell office:value-type="string" calcext:value-type="string">
            <text:p>e_t:</text:p>
          </table:table-cell>
          <table:table-cell office:value-type="float" office:value="-0.0087204" calcext:value-type="float">
            <text:p>-0.0087204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87204" calcext:value-type="float">
            <text:p>0.008720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539745" calcext:value-type="float">
            <text:p>-0.05397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91135E-019" calcext:value-type="float">
            <text:p>-5.9113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416" calcext:value-type="float">
            <text:p>2.694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0449" calcext:value-type="float">
            <text:p>0.010449</text:p>
          </table:table-cell>
          <table:table-cell office:value-type="string" calcext:value-type="string">
            <text:p>e_t_SUMME:</text:p>
          </table:table-cell>
          <table:table-cell office:value-type="float" office:value="-0.0641319" calcext:value-type="float">
            <text:p>-0.0641319</text:p>
          </table:table-cell>
          <table:table-cell office:value-type="string" calcext:value-type="string">
            <text:p>e_t:</text:p>
          </table:table-cell>
          <table:table-cell office:value-type="float" office:value="-0.010449" calcext:value-type="float">
            <text:p>-0.010449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0449" calcext:value-type="float">
            <text:p>0.0104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602563" calcext:value-type="float">
            <text:p>-0.060256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51862E-019" calcext:value-type="float">
            <text:p>-5.5186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307" calcext:value-type="float">
            <text:p>3.03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4056" calcext:value-type="float">
            <text:p>0.014056</text:p>
          </table:table-cell>
          <table:table-cell office:value-type="string" calcext:value-type="string">
            <text:p>e_t_SUMME:</text:p>
          </table:table-cell>
          <table:table-cell office:value-type="float" office:value="-0.0781879" calcext:value-type="float">
            <text:p>-0.0781879</text:p>
          </table:table-cell>
          <table:table-cell office:value-type="string" calcext:value-type="string">
            <text:p>e_t:</text:p>
          </table:table-cell>
          <table:table-cell office:value-type="float" office:value="-0.014056" calcext:value-type="float">
            <text:p>-0.014056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4056" calcext:value-type="float">
            <text:p>0.01405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661634" calcext:value-type="float">
            <text:p>-0.066163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80744E-019" calcext:value-type="float">
            <text:p>-5.8074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725" calcext:value-type="float">
            <text:p>3.367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87613" calcext:value-type="float">
            <text:p>0.0187613</text:p>
          </table:table-cell>
          <table:table-cell office:value-type="string" calcext:value-type="string">
            <text:p>e_t_SUMME:</text:p>
          </table:table-cell>
          <table:table-cell office:value-type="float" office:value="-0.0969492" calcext:value-type="float">
            <text:p>-0.0969492</text:p>
          </table:table-cell>
          <table:table-cell office:value-type="string" calcext:value-type="string">
            <text:p>e_t:</text:p>
          </table:table-cell>
          <table:table-cell office:value-type="float" office:value="-0.0187613" calcext:value-type="float">
            <text:p>-0.0187613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87613" calcext:value-type="float">
            <text:p>0.01876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727059" calcext:value-type="float">
            <text:p>-0.07270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78492E-019" calcext:value-type="float">
            <text:p>-5.7849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379" calcext:value-type="float">
            <text:p>3.703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46092" calcext:value-type="float">
            <text:p>0.0246092</text:p>
          </table:table-cell>
          <table:table-cell office:value-type="string" calcext:value-type="string">
            <text:p>e_t_SUMME:</text:p>
          </table:table-cell>
          <table:table-cell office:value-type="float" office:value="-0.121558" calcext:value-type="float">
            <text:p>-0.121558</text:p>
          </table:table-cell>
          <table:table-cell office:value-type="string" calcext:value-type="string">
            <text:p>e_t:</text:p>
          </table:table-cell>
          <table:table-cell office:value-type="float" office:value="-0.0246092" calcext:value-type="float">
            <text:p>-0.0246092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6092" calcext:value-type="float">
            <text:p>0.02460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79575" calcext:value-type="float">
            <text:p>-0.07957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96803E-019" calcext:value-type="float">
            <text:p>-5.96803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4033" calcext:value-type="float">
            <text:p>4.040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20452" calcext:value-type="float">
            <text:p>0.0320452</text:p>
          </table:table-cell>
          <table:table-cell office:value-type="string" calcext:value-type="string">
            <text:p>e_t_SUMME:</text:p>
          </table:table-cell>
          <table:table-cell office:value-type="float" office:value="-0.153604" calcext:value-type="float">
            <text:p>-0.153604</text:p>
          </table:table-cell>
          <table:table-cell office:value-type="string" calcext:value-type="string">
            <text:p>e_t:</text:p>
          </table:table-cell>
          <table:table-cell office:value-type="float" office:value="-0.0320452" calcext:value-type="float">
            <text:p>-0.0320452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20452" calcext:value-type="float">
            <text:p>0.032045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862374" calcext:value-type="float">
            <text:p>-0.08623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89431E-019" calcext:value-type="float">
            <text:p>-5.8943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688" calcext:value-type="float">
            <text:p>4.3768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98819" calcext:value-type="float">
            <text:p>0.0398819</text:p>
          </table:table-cell>
          <table:table-cell office:value-type="string" calcext:value-type="string">
            <text:p>e_t_SUMME:</text:p>
          </table:table-cell>
          <table:table-cell office:value-type="float" office:value="-0.193485" calcext:value-type="float">
            <text:p>-0.193485</text:p>
          </table:table-cell>
          <table:table-cell office:value-type="string" calcext:value-type="string">
            <text:p>e_t:</text:p>
          </table:table-cell>
          <table:table-cell office:value-type="float" office:value="-0.0398819" calcext:value-type="float">
            <text:p>-0.0398819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98819" calcext:value-type="float">
            <text:p>0.03988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939817" calcext:value-type="float">
            <text:p>-0.093981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26387E-019" calcext:value-type="float">
            <text:p>-6.26387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155" calcext:value-type="float">
            <text:p>4.7115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84329" calcext:value-type="float">
            <text:p>0.0384329</text:p>
          </table:table-cell>
          <table:table-cell office:value-type="string" calcext:value-type="string">
            <text:p>e_t_SUMME:</text:p>
          </table:table-cell>
          <table:table-cell office:value-type="float" office:value="-0.231918" calcext:value-type="float">
            <text:p>-0.231918</text:p>
          </table:table-cell>
          <table:table-cell office:value-type="string" calcext:value-type="string">
            <text:p>e_t:</text:p>
          </table:table-cell>
          <table:table-cell office:value-type="float" office:value="-0.0384329" calcext:value-type="float">
            <text:p>-0.0384329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84329" calcext:value-type="float">
            <text:p>0.038432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06013" calcext:value-type="float">
            <text:p>-0.1060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25825E-019" calcext:value-type="float">
            <text:p>-6.2582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1" calcext:value-type="float">
            <text:p>5.048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599" calcext:value-type="float">
            <text:p>0.01599</text:p>
          </table:table-cell>
          <table:table-cell office:value-type="string" calcext:value-type="string">
            <text:p>e_t_SUMME:</text:p>
          </table:table-cell>
          <table:table-cell office:value-type="float" office:value="-0.247908" calcext:value-type="float">
            <text:p>-0.247908</text:p>
          </table:table-cell>
          <table:table-cell office:value-type="string" calcext:value-type="string">
            <text:p>e_t:</text:p>
          </table:table-cell>
          <table:table-cell office:value-type="float" office:value="-0.01599" calcext:value-type="float">
            <text:p>-0.01599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599" calcext:value-type="float">
            <text:p>0.0159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22457" calcext:value-type="float">
            <text:p>-0.1224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7663E-019" calcext:value-type="float">
            <text:p>-6.7663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464" calcext:value-type="float">
            <text:p>5.384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862827" calcext:value-type="float">
            <text:p>-0.00862827</text:p>
          </table:table-cell>
          <table:table-cell office:value-type="string" calcext:value-type="string">
            <text:p>e_t_SUMME:</text:p>
          </table:table-cell>
          <table:table-cell office:value-type="float" office:value="-0.23928" calcext:value-type="float">
            <text:p>-0.23928</text:p>
          </table:table-cell>
          <table:table-cell office:value-type="string" calcext:value-type="string">
            <text:p>e_t:</text:p>
          </table:table-cell>
          <table:table-cell office:value-type="float" office:value="0.00862827" calcext:value-type="float">
            <text:p>0.00862827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862827" calcext:value-type="float">
            <text:p>-0.008628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32057" calcext:value-type="float">
            <text:p>-0.1320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27408E-019" calcext:value-type="float">
            <text:p>-7.2740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18" calcext:value-type="float">
            <text:p>5.721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144393" calcext:value-type="float">
            <text:p>-0.0144393</text:p>
          </table:table-cell>
          <table:table-cell office:value-type="string" calcext:value-type="string">
            <text:p>e_t_SUMME:</text:p>
          </table:table-cell>
          <table:table-cell office:value-type="float" office:value="-0.224841" calcext:value-type="float">
            <text:p>-0.224841</text:p>
          </table:table-cell>
          <table:table-cell office:value-type="string" calcext:value-type="string">
            <text:p>e_t:</text:p>
          </table:table-cell>
          <table:table-cell office:value-type="float" office:value="0.0144393" calcext:value-type="float">
            <text:p>0.0144393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144393" calcext:value-type="float">
            <text:p>-0.01443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37096" calcext:value-type="float">
            <text:p>-0.13709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04656E-019" calcext:value-type="float">
            <text:p>-7.0465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773" calcext:value-type="float">
            <text:p>6.057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57206" calcext:value-type="float">
            <text:p>-0.0057206</text:p>
          </table:table-cell>
          <table:table-cell office:value-type="string" calcext:value-type="string">
            <text:p>e_t_SUMME:</text:p>
          </table:table-cell>
          <table:table-cell office:value-type="float" office:value="-0.21912" calcext:value-type="float">
            <text:p>-0.21912</text:p>
          </table:table-cell>
          <table:table-cell office:value-type="string" calcext:value-type="string">
            <text:p>e_t:</text:p>
          </table:table-cell>
          <table:table-cell office:value-type="float" office:value="0.0057206" calcext:value-type="float">
            <text:p>0.0057206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57206" calcext:value-type="float">
            <text:p>-0.005720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42359" calcext:value-type="float">
            <text:p>-0.1423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09057E-019" calcext:value-type="float">
            <text:p>-7.09057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27" calcext:value-type="float">
            <text:p>6.394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0747839" calcext:value-type="float">
            <text:p>0.00747839</text:p>
          </table:table-cell>
          <table:table-cell office:value-type="string" calcext:value-type="string">
            <text:p>e_t_SUMME:</text:p>
          </table:table-cell>
          <table:table-cell office:value-type="float" office:value="-0.226599" calcext:value-type="float">
            <text:p>-0.226599</text:p>
          </table:table-cell>
          <table:table-cell office:value-type="string" calcext:value-type="string">
            <text:p>e_t:</text:p>
          </table:table-cell>
          <table:table-cell office:value-type="float" office:value="-0.00747839" calcext:value-type="float">
            <text:p>-0.00747839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747839" calcext:value-type="float">
            <text:p>0.007478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50092" calcext:value-type="float">
            <text:p>-0.15009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39823E-019" calcext:value-type="float">
            <text:p>-7.39823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082" calcext:value-type="float">
            <text:p>6.730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87276" calcext:value-type="float">
            <text:p>0.0187276</text:p>
          </table:table-cell>
          <table:table-cell office:value-type="string" calcext:value-type="string">
            <text:p>e_t_SUMME:</text:p>
          </table:table-cell>
          <table:table-cell office:value-type="float" office:value="-0.245326" calcext:value-type="float">
            <text:p>-0.245326</text:p>
          </table:table-cell>
          <table:table-cell office:value-type="string" calcext:value-type="string">
            <text:p>e_t:</text:p>
          </table:table-cell>
          <table:table-cell office:value-type="float" office:value="-0.0187276" calcext:value-type="float">
            <text:p>-0.0187276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87276" calcext:value-type="float">
            <text:p>0.018727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0346" calcext:value-type="float">
            <text:p>-0.16034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22414E-019" calcext:value-type="float">
            <text:p>-7.2241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736" calcext:value-type="float">
            <text:p>7.067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66786" calcext:value-type="float">
            <text:p>0.0266786</text:p>
          </table:table-cell>
          <table:table-cell office:value-type="string" calcext:value-type="string">
            <text:p>e_t_SUMME:</text:p>
          </table:table-cell>
          <table:table-cell office:value-type="float" office:value="-0.272005" calcext:value-type="float">
            <text:p>-0.272005</text:p>
          </table:table-cell>
          <table:table-cell office:value-type="string" calcext:value-type="string">
            <text:p>e_t:</text:p>
          </table:table-cell>
          <table:table-cell office:value-type="float" office:value="-0.0266786" calcext:value-type="float">
            <text:p>-0.0266786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6786" calcext:value-type="float">
            <text:p>0.026678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9743" calcext:value-type="float">
            <text:p>-0.16974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94048E-019" calcext:value-type="float">
            <text:p>-7.9404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39" calcext:value-type="float">
            <text:p>7.40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07715" calcext:value-type="float">
            <text:p>0.0307715</text:p>
          </table:table-cell>
          <table:table-cell office:value-type="string" calcext:value-type="string">
            <text:p>e_t_SUMME:</text:p>
          </table:table-cell>
          <table:table-cell office:value-type="float" office:value="-0.302776" calcext:value-type="float">
            <text:p>-0.302776</text:p>
          </table:table-cell>
          <table:table-cell office:value-type="string" calcext:value-type="string">
            <text:p>e_t:</text:p>
          </table:table-cell>
          <table:table-cell office:value-type="float" office:value="-0.0307715" calcext:value-type="float">
            <text:p>-0.0307715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07715" calcext:value-type="float">
            <text:p>0.03077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7261" calcext:value-type="float">
            <text:p>-0.17726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8.3669E-019" calcext:value-type="float">
            <text:p>-8.3669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045" calcext:value-type="float">
            <text:p>7.740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3692" calcext:value-type="float">
            <text:p>0.033692</text:p>
          </table:table-cell>
          <table:table-cell office:value-type="string" calcext:value-type="string">
            <text:p>e_t_SUMME:</text:p>
          </table:table-cell>
          <table:table-cell office:value-type="float" office:value="-0.336468" calcext:value-type="float">
            <text:p>-0.336468</text:p>
          </table:table-cell>
          <table:table-cell office:value-type="string" calcext:value-type="string">
            <text:p>e_t:</text:p>
          </table:table-cell>
          <table:table-cell office:value-type="float" office:value="-0.033692" calcext:value-type="float">
            <text:p>-0.033692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3692" calcext:value-type="float">
            <text:p>0.0336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2191" calcext:value-type="float">
            <text:p>-0.1821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22741E-019" calcext:value-type="float">
            <text:p>-9.2274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699" calcext:value-type="float">
            <text:p>8.076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71538" calcext:value-type="float">
            <text:p>0.0371538</text:p>
          </table:table-cell>
          <table:table-cell office:value-type="string" calcext:value-type="string">
            <text:p>e_t_SUMME:</text:p>
          </table:table-cell>
          <table:table-cell office:value-type="float" office:value="-0.373622" calcext:value-type="float">
            <text:p>-0.373622</text:p>
          </table:table-cell>
          <table:table-cell office:value-type="string" calcext:value-type="string">
            <text:p>e_t:</text:p>
          </table:table-cell>
          <table:table-cell office:value-type="float" office:value="-0.0371538" calcext:value-type="float">
            <text:p>-0.0371538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71538" calcext:value-type="float">
            <text:p>0.03715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6228" calcext:value-type="float">
            <text:p>-0.1862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8.9606E-019" calcext:value-type="float">
            <text:p>-8.960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54" calcext:value-type="float">
            <text:p>8.4135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40008" calcext:value-type="float">
            <text:p>0.0440008</text:p>
          </table:table-cell>
          <table:table-cell office:value-type="string" calcext:value-type="string">
            <text:p>e_t_SUMME:</text:p>
          </table:table-cell>
          <table:table-cell office:value-type="float" office:value="-0.417623" calcext:value-type="float">
            <text:p>-0.417623</text:p>
          </table:table-cell>
          <table:table-cell office:value-type="string" calcext:value-type="string">
            <text:p>e_t:</text:p>
          </table:table-cell>
          <table:table-cell office:value-type="float" office:value="-0.0440008" calcext:value-type="float">
            <text:p>-0.0440008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40008" calcext:value-type="float">
            <text:p>0.044000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6567" calcext:value-type="float">
            <text:p>-0.18656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3765E-019" calcext:value-type="float">
            <text:p>-9.376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08" calcext:value-type="float">
            <text:p>8.750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64664" calcext:value-type="float">
            <text:p>0.0464664</text:p>
          </table:table-cell>
          <table:table-cell office:value-type="string" calcext:value-type="string">
            <text:p>e_t_SUMME:</text:p>
          </table:table-cell>
          <table:table-cell office:value-type="float" office:value="-0.464089" calcext:value-type="float">
            <text:p>-0.464089</text:p>
          </table:table-cell>
          <table:table-cell office:value-type="string" calcext:value-type="string">
            <text:p>e_t:</text:p>
          </table:table-cell>
          <table:table-cell office:value-type="float" office:value="-0.0464664" calcext:value-type="float">
            <text:p>-0.0464664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64664" calcext:value-type="float">
            <text:p>0.046466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3161" calcext:value-type="float">
            <text:p>-0.18316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68619E-019" calcext:value-type="float">
            <text:p>-9.68619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663" calcext:value-type="float">
            <text:p>9.086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64525" calcext:value-type="float">
            <text:p>0.0464525</text:p>
          </table:table-cell>
          <table:table-cell office:value-type="string" calcext:value-type="string">
            <text:p>e_t_SUMME:</text:p>
          </table:table-cell>
          <table:table-cell office:value-type="float" office:value="-0.510542" calcext:value-type="float">
            <text:p>-0.510542</text:p>
          </table:table-cell>
          <table:table-cell office:value-type="string" calcext:value-type="string">
            <text:p>e_t:</text:p>
          </table:table-cell>
          <table:table-cell office:value-type="float" office:value="-0.0464525" calcext:value-type="float">
            <text:p>-0.0464525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64525" calcext:value-type="float">
            <text:p>0.046452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6635" calcext:value-type="float">
            <text:p>-0.17663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2092E-018" calcext:value-type="float">
            <text:p>-1.020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317" calcext:value-type="float">
            <text:p>9.423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50539" calcext:value-type="float">
            <text:p>0.0450539</text:p>
          </table:table-cell>
          <table:table-cell office:value-type="string" calcext:value-type="string">
            <text:p>e_t_SUMME:</text:p>
          </table:table-cell>
          <table:table-cell office:value-type="float" office:value="-0.555596" calcext:value-type="float">
            <text:p>-0.555596</text:p>
          </table:table-cell>
          <table:table-cell office:value-type="string" calcext:value-type="string">
            <text:p>e_t:</text:p>
          </table:table-cell>
          <table:table-cell office:value-type="float" office:value="-0.0450539" calcext:value-type="float">
            <text:p>-0.0450539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50539" calcext:value-type="float">
            <text:p>0.04505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548" calcext:value-type="float">
            <text:p>-0.1665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574E-018" calcext:value-type="float">
            <text:p>-1.0357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5971" calcext:value-type="float">
            <text:p>9.7597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12079" calcext:value-type="float">
            <text:p>0.0412079</text:p>
          </table:table-cell>
          <table:table-cell office:value-type="string" calcext:value-type="string">
            <text:p>e_t_SUMME:</text:p>
          </table:table-cell>
          <table:table-cell office:value-type="float" office:value="-0.596804" calcext:value-type="float">
            <text:p>-0.596804</text:p>
          </table:table-cell>
          <table:table-cell office:value-type="string" calcext:value-type="string">
            <text:p>e_t:</text:p>
          </table:table-cell>
          <table:table-cell office:value-type="float" office:value="-0.0412079" calcext:value-type="float">
            <text:p>-0.0412079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12079" calcext:value-type="float">
            <text:p>0.04120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55389" calcext:value-type="float">
            <text:p>-0.1553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7946E-019" calcext:value-type="float">
            <text:p>-9.794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63" calcext:value-type="float">
            <text:p>10.09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51803" calcext:value-type="float">
            <text:p>0.0451803</text:p>
          </table:table-cell>
          <table:table-cell office:value-type="string" calcext:value-type="string">
            <text:p>e_t_SUMME:</text:p>
          </table:table-cell>
          <table:table-cell office:value-type="float" office:value="-0.641984" calcext:value-type="float">
            <text:p>-0.641984</text:p>
          </table:table-cell>
          <table:table-cell office:value-type="string" calcext:value-type="string">
            <text:p>e_t:</text:p>
          </table:table-cell>
          <table:table-cell office:value-type="float" office:value="-0.0451803" calcext:value-type="float">
            <text:p>-0.0451803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51803" calcext:value-type="float">
            <text:p>0.04518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4945" calcext:value-type="float">
            <text:p>-0.149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854E-018" calcext:value-type="float">
            <text:p>-1.038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28" calcext:value-type="float">
            <text:p>10.43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23565" calcext:value-type="float">
            <text:p>0.0623565</text:p>
          </table:table-cell>
          <table:table-cell office:value-type="string" calcext:value-type="string">
            <text:p>e_t_SUMME:</text:p>
          </table:table-cell>
          <table:table-cell office:value-type="float" office:value="-0.70434" calcext:value-type="float">
            <text:p>-0.70434</text:p>
          </table:table-cell>
          <table:table-cell office:value-type="string" calcext:value-type="string">
            <text:p>e_t:</text:p>
          </table:table-cell>
          <table:table-cell office:value-type="float" office:value="-0.0623565" calcext:value-type="float">
            <text:p>-0.0623565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23565" calcext:value-type="float">
            <text:p>0.06235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54422" calcext:value-type="float">
            <text:p>-0.15442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76174E-019" calcext:value-type="float">
            <text:p>-9.7617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693" calcext:value-type="float">
            <text:p>10.76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01473" calcext:value-type="float">
            <text:p>0.0701473</text:p>
          </table:table-cell>
          <table:table-cell office:value-type="string" calcext:value-type="string">
            <text:p>e_t_SUMME:</text:p>
          </table:table-cell>
          <table:table-cell office:value-type="float" office:value="-0.774488" calcext:value-type="float">
            <text:p>-0.774488</text:p>
          </table:table-cell>
          <table:table-cell office:value-type="string" calcext:value-type="string">
            <text:p>e_t:</text:p>
          </table:table-cell>
          <table:table-cell office:value-type="float" office:value="-0.0701473" calcext:value-type="float">
            <text:p>-0.0701473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01473" calcext:value-type="float">
            <text:p>0.07014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0653" calcext:value-type="float">
            <text:p>-0.16065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214E-018" calcext:value-type="float">
            <text:p>-1.0321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59" calcext:value-type="float">
            <text:p>11.105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2647" calcext:value-type="float">
            <text:p>0.072647</text:p>
          </table:table-cell>
          <table:table-cell office:value-type="string" calcext:value-type="string">
            <text:p>e_t_SUMME:</text:p>
          </table:table-cell>
          <table:table-cell office:value-type="float" office:value="-0.847135" calcext:value-type="float">
            <text:p>-0.847135</text:p>
          </table:table-cell>
          <table:table-cell office:value-type="string" calcext:value-type="string">
            <text:p>e_t:</text:p>
          </table:table-cell>
          <table:table-cell office:value-type="float" office:value="-0.072647" calcext:value-type="float">
            <text:p>-0.072647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2647" calcext:value-type="float">
            <text:p>0.07264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948" calcext:value-type="float">
            <text:p>-0.1639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93255E-019" calcext:value-type="float">
            <text:p>-9.9325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24" calcext:value-type="float">
            <text:p>11.4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34685" calcext:value-type="float">
            <text:p>0.0734685</text:p>
          </table:table-cell>
          <table:table-cell office:value-type="string" calcext:value-type="string">
            <text:p>e_t_SUMME:</text:p>
          </table:table-cell>
          <table:table-cell office:value-type="float" office:value="-0.920603" calcext:value-type="float">
            <text:p>-0.920603</text:p>
          </table:table-cell>
          <table:table-cell office:value-type="string" calcext:value-type="string">
            <text:p>e_t:</text:p>
          </table:table-cell>
          <table:table-cell office:value-type="float" office:value="-0.0734685" calcext:value-type="float">
            <text:p>-0.0734685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34685" calcext:value-type="float">
            <text:p>0.073468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5657" calcext:value-type="float">
            <text:p>-0.1656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354E-018" calcext:value-type="float">
            <text:p>-1.033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9" calcext:value-type="float">
            <text:p>11.7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29532" calcext:value-type="float">
            <text:p>0.0729532</text:p>
          </table:table-cell>
          <table:table-cell office:value-type="string" calcext:value-type="string">
            <text:p>e_t_SUMME:</text:p>
          </table:table-cell>
          <table:table-cell office:value-type="float" office:value="-0.993556" calcext:value-type="float">
            <text:p>-0.993556</text:p>
          </table:table-cell>
          <table:table-cell office:value-type="string" calcext:value-type="string">
            <text:p>e_t:</text:p>
          </table:table-cell>
          <table:table-cell office:value-type="float" office:value="-0.0729532" calcext:value-type="float">
            <text:p>-0.0729532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29532" calcext:value-type="float">
            <text:p>0.072953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147" calcext:value-type="float">
            <text:p>-0.1661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2956E-018" calcext:value-type="float">
            <text:p>-1.029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55" calcext:value-type="float">
            <text:p>12.115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0888" calcext:value-type="float">
            <text:p>0.070888</text:p>
          </table:table-cell>
          <table:table-cell office:value-type="string" calcext:value-type="string">
            <text:p>e_t_SUMME:</text:p>
          </table:table-cell>
          <table:table-cell office:value-type="float" office:value="-1.06444" calcext:value-type="float">
            <text:p>-1.06444</text:p>
          </table:table-cell>
          <table:table-cell office:value-type="string" calcext:value-type="string">
            <text:p>e_t:</text:p>
          </table:table-cell>
          <table:table-cell office:value-type="float" office:value="-0.070888" calcext:value-type="float">
            <text:p>-0.070888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0888" calcext:value-type="float">
            <text:p>0.07088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5423" calcext:value-type="float">
            <text:p>-0.16542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494E-018" calcext:value-type="float">
            <text:p>-1.0149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21" calcext:value-type="float">
            <text:p>12.452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71145" calcext:value-type="float">
            <text:p>0.0671145</text:p>
          </table:table-cell>
          <table:table-cell office:value-type="string" calcext:value-type="string">
            <text:p>e_t_SUMME:</text:p>
          </table:table-cell>
          <table:table-cell office:value-type="float" office:value="-1.13156" calcext:value-type="float">
            <text:p>-1.13156</text:p>
          </table:table-cell>
          <table:table-cell office:value-type="string" calcext:value-type="string">
            <text:p>e_t:</text:p>
          </table:table-cell>
          <table:table-cell office:value-type="float" office:value="-0.0671145" calcext:value-type="float">
            <text:p>-0.0671145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71145" calcext:value-type="float">
            <text:p>0.06711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92" calcext:value-type="float">
            <text:p>-0.1639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81155E-019" calcext:value-type="float">
            <text:p>-9.8115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86" calcext:value-type="float">
            <text:p>12.788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14733" calcext:value-type="float">
            <text:p>0.0614733</text:p>
          </table:table-cell>
          <table:table-cell office:value-type="string" calcext:value-type="string">
            <text:p>e_t_SUMME:</text:p>
          </table:table-cell>
          <table:table-cell office:value-type="float" office:value="-1.19303" calcext:value-type="float">
            <text:p>-1.19303</text:p>
          </table:table-cell>
          <table:table-cell office:value-type="string" calcext:value-type="string">
            <text:p>e_t:</text:p>
          </table:table-cell>
          <table:table-cell office:value-type="float" office:value="-0.0614733" calcext:value-type="float">
            <text:p>-0.0614733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14733" calcext:value-type="float">
            <text:p>0.061473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2291" calcext:value-type="float">
            <text:p>-0.1622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8922E-018" calcext:value-type="float">
            <text:p>-1.089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52" calcext:value-type="float">
            <text:p>13.125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548387" calcext:value-type="float">
            <text:p>0.0548387</text:p>
          </table:table-cell>
          <table:table-cell office:value-type="string" calcext:value-type="string">
            <text:p>e_t_SUMME:</text:p>
          </table:table-cell>
          <table:table-cell office:value-type="float" office:value="-1.24787" calcext:value-type="float">
            <text:p>-1.24787</text:p>
          </table:table-cell>
          <table:table-cell office:value-type="string" calcext:value-type="string">
            <text:p>e_t:</text:p>
          </table:table-cell>
          <table:table-cell office:value-type="float" office:value="-0.0548387" calcext:value-type="float">
            <text:p>-0.0548387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548387" calcext:value-type="float">
            <text:p>0.054838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1603" calcext:value-type="float">
            <text:p>-0.16160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4091E-018" calcext:value-type="float">
            <text:p>-1.040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7" calcext:value-type="float">
            <text:p>13.46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74637" calcext:value-type="float">
            <text:p>0.0474637</text:p>
          </table:table-cell>
          <table:table-cell office:value-type="string" calcext:value-type="string">
            <text:p>e_t_SUMME:</text:p>
          </table:table-cell>
          <table:table-cell office:value-type="float" office:value="-1.29533" calcext:value-type="float">
            <text:p>-1.29533</text:p>
          </table:table-cell>
          <table:table-cell office:value-type="string" calcext:value-type="string">
            <text:p>e_t:</text:p>
          </table:table-cell>
          <table:table-cell office:value-type="float" office:value="-0.0474637" calcext:value-type="float">
            <text:p>-0.0474637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74637" calcext:value-type="float">
            <text:p>0.04746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2252" calcext:value-type="float">
            <text:p>-0.16225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213E-018" calcext:value-type="float">
            <text:p>-1.021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82" calcext:value-type="float">
            <text:p>13.79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97696" calcext:value-type="float">
            <text:p>0.0397696</text:p>
          </table:table-cell>
          <table:table-cell office:value-type="string" calcext:value-type="string">
            <text:p>e_t_SUMME:</text:p>
          </table:table-cell>
          <table:table-cell office:value-type="float" office:value="-1.3351" calcext:value-type="float">
            <text:p>-1.3351</text:p>
          </table:table-cell>
          <table:table-cell office:value-type="string" calcext:value-type="string">
            <text:p>e_t:</text:p>
          </table:table-cell>
          <table:table-cell office:value-type="float" office:value="-0.0397696" calcext:value-type="float">
            <text:p>-0.0397696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97696" calcext:value-type="float">
            <text:p>0.039769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989" calcext:value-type="float">
            <text:p>-0.1639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5312E-018" calcext:value-type="float">
            <text:p>-1.053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48" calcext:value-type="float">
            <text:p>14.134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21245" calcext:value-type="float">
            <text:p>0.0321245</text:p>
          </table:table-cell>
          <table:table-cell office:value-type="string" calcext:value-type="string">
            <text:p>e_t_SUMME:</text:p>
          </table:table-cell>
          <table:table-cell office:value-type="float" office:value="-1.36723" calcext:value-type="float">
            <text:p>-1.36723</text:p>
          </table:table-cell>
          <table:table-cell office:value-type="string" calcext:value-type="string">
            <text:p>e_t:</text:p>
          </table:table-cell>
          <table:table-cell office:value-type="float" office:value="-0.0321245" calcext:value-type="float">
            <text:p>-0.0321245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21245" calcext:value-type="float">
            <text:p>0.0321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379" calcext:value-type="float">
            <text:p>-0.1663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9873E-018" calcext:value-type="float">
            <text:p>-1.0987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13" calcext:value-type="float">
            <text:p>14.471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61265" calcext:value-type="float">
            <text:p>0.0261265</text:p>
          </table:table-cell>
          <table:table-cell office:value-type="string" calcext:value-type="string">
            <text:p>e_t_SUMME:</text:p>
          </table:table-cell>
          <table:table-cell office:value-type="float" office:value="-1.39336" calcext:value-type="float">
            <text:p>-1.39336</text:p>
          </table:table-cell>
          <table:table-cell office:value-type="string" calcext:value-type="string">
            <text:p>e_t:</text:p>
          </table:table-cell>
          <table:table-cell office:value-type="float" office:value="-0.0261265" calcext:value-type="float">
            <text:p>-0.0261265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1265" calcext:value-type="float">
            <text:p>0.02612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887" calcext:value-type="float">
            <text:p>-0.1688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13592E-018" calcext:value-type="float">
            <text:p>-1.135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79" calcext:value-type="float">
            <text:p>14.80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32312" calcext:value-type="float">
            <text:p>0.0232312</text:p>
          </table:table-cell>
          <table:table-cell office:value-type="string" calcext:value-type="string">
            <text:p>e_t_SUMME:</text:p>
          </table:table-cell>
          <table:table-cell office:value-type="float" office:value="-1.41659" calcext:value-type="float">
            <text:p>-1.41659</text:p>
          </table:table-cell>
          <table:table-cell office:value-type="string" calcext:value-type="string">
            <text:p>e_t:</text:p>
          </table:table-cell>
          <table:table-cell office:value-type="float" office:value="-0.0232312" calcext:value-type="float">
            <text:p>-0.0232312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32312" calcext:value-type="float">
            <text:p>0.02323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0748" calcext:value-type="float">
            <text:p>-0.1707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12146E-018" calcext:value-type="float">
            <text:p>-1.1214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4" calcext:value-type="float">
            <text:p>15.14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3247" calcext:value-type="float">
            <text:p>0.023247</text:p>
          </table:table-cell>
          <table:table-cell office:value-type="string" calcext:value-type="string">
            <text:p>e_t_SUMME:</text:p>
          </table:table-cell>
          <table:table-cell office:value-type="float" office:value="-1.43983" calcext:value-type="float">
            <text:p>-1.43983</text:p>
          </table:table-cell>
          <table:table-cell office:value-type="string" calcext:value-type="string">
            <text:p>e_t:</text:p>
          </table:table-cell>
          <table:table-cell office:value-type="float" office:value="-0.023247" calcext:value-type="float">
            <text:p>-0.023247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3247" calcext:value-type="float">
            <text:p>0.02324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1291" calcext:value-type="float">
            <text:p>-0.1712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9363E-018" calcext:value-type="float">
            <text:p>-1.0936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1" calcext:value-type="float">
            <text:p>15.48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44624" calcext:value-type="float">
            <text:p>0.0244624</text:p>
          </table:table-cell>
          <table:table-cell office:value-type="string" calcext:value-type="string">
            <text:p>e_t_SUMME:</text:p>
          </table:table-cell>
          <table:table-cell office:value-type="float" office:value="-1.4643" calcext:value-type="float">
            <text:p>-1.4643</text:p>
          </table:table-cell>
          <table:table-cell office:value-type="string" calcext:value-type="string">
            <text:p>e_t:</text:p>
          </table:table-cell>
          <table:table-cell office:value-type="float" office:value="-0.0244624" calcext:value-type="float">
            <text:p>-0.0244624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4624" calcext:value-type="float">
            <text:p>0.02446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041" calcext:value-type="float">
            <text:p>-0.1704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10808E-018" calcext:value-type="float">
            <text:p>-1.1080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75" calcext:value-type="float">
            <text:p>15.81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51044" calcext:value-type="float">
            <text:p>0.0251044</text:p>
          </table:table-cell>
          <table:table-cell office:value-type="string" calcext:value-type="string">
            <text:p>e_t_SUMME:</text:p>
          </table:table-cell>
          <table:table-cell office:value-type="float" office:value="-1.4894" calcext:value-type="float">
            <text:p>-1.4894</text:p>
          </table:table-cell>
          <table:table-cell office:value-type="string" calcext:value-type="string">
            <text:p>e_t:</text:p>
          </table:table-cell>
          <table:table-cell office:value-type="float" office:value="-0.0251044" calcext:value-type="float">
            <text:p>-0.0251044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51044" calcext:value-type="float">
            <text:p>0.02510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854" calcext:value-type="float">
            <text:p>-0.1685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9675E-018" calcext:value-type="float">
            <text:p>-1.096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" calcext:value-type="float">
            <text:p>16.15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49045" calcext:value-type="float">
            <text:p>0.0249045</text:p>
          </table:table-cell>
          <table:table-cell office:value-type="string" calcext:value-type="string">
            <text:p>e_t_SUMME:</text:p>
          </table:table-cell>
          <table:table-cell office:value-type="float" office:value="-1.5143" calcext:value-type="float">
            <text:p>-1.5143</text:p>
          </table:table-cell>
          <table:table-cell office:value-type="string" calcext:value-type="string">
            <text:p>e_t:</text:p>
          </table:table-cell>
          <table:table-cell office:value-type="float" office:value="-0.0249045" calcext:value-type="float">
            <text:p>-0.0249045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9045" calcext:value-type="float">
            <text:p>0.02490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191" calcext:value-type="float">
            <text:p>-0.1661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7935E-018" calcext:value-type="float">
            <text:p>-1.079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06" calcext:value-type="float">
            <text:p>16.49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4873" calcext:value-type="float">
            <text:p>0.024873</text:p>
          </table:table-cell>
          <table:table-cell office:value-type="string" calcext:value-type="string">
            <text:p>e_t_SUMME:</text:p>
          </table:table-cell>
          <table:table-cell office:value-type="float" office:value="-1.53918" calcext:value-type="float">
            <text:p>-1.53918</text:p>
          </table:table-cell>
          <table:table-cell office:value-type="string" calcext:value-type="string">
            <text:p>e_t:</text:p>
          </table:table-cell>
          <table:table-cell office:value-type="float" office:value="-0.024873" calcext:value-type="float">
            <text:p>-0.024873</text:p>
          </table:table-cell>
          <table:table-cell office:value-type="string" calcext:value-type="string">
            <text:p>y_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873" calcext:value-type="float">
            <text:p>0.0248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4066" calcext:value-type="float">
            <text:p>-0.16406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4348E-018" calcext:value-type="float">
            <text:p>-1.0434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71" calcext:value-type="float">
            <text:p>16.827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6803" calcext:value-type="float">
            <text:p>0.026803</text:p>
          </table:table-cell>
          <table:table-cell office:value-type="string" calcext:value-type="string">
            <text:p>e_t_SUMME:</text:p>
          </table:table-cell>
          <table:table-cell office:value-type="float" office:value="-1.56598" calcext:value-type="float">
            <text:p>-1.56598</text:p>
          </table:table-cell>
          <table:table-cell office:value-type="string" calcext:value-type="string">
            <text:p>e_t:</text:p>
          </table:table-cell>
          <table:table-cell office:value-type="float" office:value="-0.026803" calcext:value-type="float">
            <text:p>-0.026803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803" calcext:value-type="float">
            <text:p>0.0268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2957" calcext:value-type="float">
            <text:p>-0.1629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007E-018" calcext:value-type="float">
            <text:p>-1.010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37" calcext:value-type="float">
            <text:p>17.163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19639" calcext:value-type="float">
            <text:p>0.0319639</text:p>
          </table:table-cell>
          <table:table-cell office:value-type="string" calcext:value-type="string">
            <text:p>e_t_SUMME:</text:p>
          </table:table-cell>
          <table:table-cell office:value-type="float" office:value="-1.59794" calcext:value-type="float">
            <text:p>-1.59794</text:p>
          </table:table-cell>
          <table:table-cell office:value-type="string" calcext:value-type="string">
            <text:p>e_t:</text:p>
          </table:table-cell>
          <table:table-cell office:value-type="float" office:value="-0.0319639" calcext:value-type="float">
            <text:p>-0.0319639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19639" calcext:value-type="float">
            <text:p>0.03196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209" calcext:value-type="float">
            <text:p>-0.16320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694E-018" calcext:value-type="float">
            <text:p>-1.0169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2" calcext:value-type="float">
            <text:p>17.500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95124" calcext:value-type="float">
            <text:p>0.0395124</text:p>
          </table:table-cell>
          <table:table-cell office:value-type="string" calcext:value-type="string">
            <text:p>e_t_SUMME:</text:p>
          </table:table-cell>
          <table:table-cell office:value-type="float" office:value="-1.63746" calcext:value-type="float">
            <text:p>-1.63746</text:p>
          </table:table-cell>
          <table:table-cell office:value-type="string" calcext:value-type="string">
            <text:p>e_t:</text:p>
          </table:table-cell>
          <table:table-cell office:value-type="float" office:value="-0.0395124" calcext:value-type="float">
            <text:p>-0.0395124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95124" calcext:value-type="float">
            <text:p>0.03951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4978" calcext:value-type="float">
            <text:p>-0.1649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5857E-018" calcext:value-type="float">
            <text:p>-1.058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68" calcext:value-type="float">
            <text:p>17.836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82918" calcext:value-type="float">
            <text:p>0.0482918</text:p>
          </table:table-cell>
          <table:table-cell office:value-type="string" calcext:value-type="string">
            <text:p>e_t_SUMME:</text:p>
          </table:table-cell>
          <table:table-cell office:value-type="float" office:value="-1.68575" calcext:value-type="float">
            <text:p>-1.68575</text:p>
          </table:table-cell>
          <table:table-cell office:value-type="string" calcext:value-type="string">
            <text:p>e_t:</text:p>
          </table:table-cell>
          <table:table-cell office:value-type="float" office:value="-0.0482918" calcext:value-type="float">
            <text:p>-0.0482918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82918" calcext:value-type="float">
            <text:p>0.048291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81" calcext:value-type="float">
            <text:p>-0.16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91891E-019" calcext:value-type="float">
            <text:p>-9.9189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3" calcext:value-type="float">
            <text:p>18.17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580888" calcext:value-type="float">
            <text:p>0.0580888</text:p>
          </table:table-cell>
          <table:table-cell office:value-type="string" calcext:value-type="string">
            <text:p>e_t_SUMME:</text:p>
          </table:table-cell>
          <table:table-cell office:value-type="float" office:value="-1.74384" calcext:value-type="float">
            <text:p>-1.74384</text:p>
          </table:table-cell>
          <table:table-cell office:value-type="string" calcext:value-type="string">
            <text:p>e_t:</text:p>
          </table:table-cell>
          <table:table-cell office:value-type="float" office:value="-0.0580888" calcext:value-type="float">
            <text:p>-0.0580888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580888" calcext:value-type="float">
            <text:p>0.058088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245" calcext:value-type="float">
            <text:p>-0.172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70641E-019" calcext:value-type="float">
            <text:p>-9.7064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099" calcext:value-type="float">
            <text:p>18.50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88749" calcext:value-type="float">
            <text:p>0.0688749</text:p>
          </table:table-cell>
          <table:table-cell office:value-type="string" calcext:value-type="string">
            <text:p>e_t_SUMME:</text:p>
          </table:table-cell>
          <table:table-cell office:value-type="float" office:value="-1.81271" calcext:value-type="float">
            <text:p>-1.81271</text:p>
          </table:table-cell>
          <table:table-cell office:value-type="string" calcext:value-type="string">
            <text:p>e_t:</text:p>
          </table:table-cell>
          <table:table-cell office:value-type="float" office:value="-0.0688749" calcext:value-type="float">
            <text:p>-0.0688749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88749" calcext:value-type="float">
            <text:p>0.06887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8389" calcext:value-type="float">
            <text:p>-0.1783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86742E-019" calcext:value-type="float">
            <text:p>-9.8674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64" calcext:value-type="float">
            <text:p>18.84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94377" calcext:value-type="float">
            <text:p>0.0794377</text:p>
          </table:table-cell>
          <table:table-cell office:value-type="string" calcext:value-type="string">
            <text:p>e_t_SUMME:</text:p>
          </table:table-cell>
          <table:table-cell office:value-type="float" office:value="-1.89215" calcext:value-type="float">
            <text:p>-1.89215</text:p>
          </table:table-cell>
          <table:table-cell office:value-type="string" calcext:value-type="string">
            <text:p>e_t:</text:p>
          </table:table-cell>
          <table:table-cell office:value-type="float" office:value="-0.0794377" calcext:value-type="float">
            <text:p>-0.0794377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94377" calcext:value-type="float">
            <text:p>0.07943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5363" calcext:value-type="float">
            <text:p>-0.18536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68548E-019" calcext:value-type="float">
            <text:p>-9.6854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29" calcext:value-type="float">
            <text:p>19.182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882315" calcext:value-type="float">
            <text:p>0.0882315</text:p>
          </table:table-cell>
          <table:table-cell office:value-type="string" calcext:value-type="string">
            <text:p>e_t_SUMME:</text:p>
          </table:table-cell>
          <table:table-cell office:value-type="float" office:value="-1.98038" calcext:value-type="float">
            <text:p>-1.98038</text:p>
          </table:table-cell>
          <table:table-cell office:value-type="string" calcext:value-type="string">
            <text:p>e_t:</text:p>
          </table:table-cell>
          <table:table-cell office:value-type="float" office:value="-0.0882315" calcext:value-type="float">
            <text:p>-0.0882315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882315" calcext:value-type="float">
            <text:p>0.08823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2095" calcext:value-type="float">
            <text:p>-0.1920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68856E-019" calcext:value-type="float">
            <text:p>-9.6885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5" calcext:value-type="float">
            <text:p>19.519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K_P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I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952161" calcext:value-type="float">
            <text:p>0.0952161</text:p>
          </table:table-cell>
          <table:table-cell office:value-type="string" calcext:value-type="string">
            <text:p>e_t_SUMME:</text:p>
          </table:table-cell>
          <table:table-cell office:value-type="float" office:value="-2.0756" calcext:value-type="float">
            <text:p>-2.0756</text:p>
          </table:table-cell>
          <table:table-cell office:value-type="string" calcext:value-type="string">
            <text:p>e_t:</text:p>
          </table:table-cell>
          <table:table-cell office:value-type="float" office:value="-0.0952161" calcext:value-type="float">
            <text:p>-0.0952161</text:p>
          </table:table-cell>
          <table:table-cell office:value-type="string" calcext:value-type="string">
            <text:p>y_t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I: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952161" calcext:value-type="float">
            <text:p>0.095216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7915" calcext:value-type="float">
            <text:p>-0.1979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497E-018" calcext:value-type="float">
            <text:p>-1.0149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" calcext:value-type="float">
            <text:p>19.85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7:47:16.4470568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6T17:49:24.821342983</dc:date>
    <meta:editing-duration>PT14H31M56S</meta:editing-duration>
    <meta:editing-cycles>23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2.041cm" svg:y="0.379cm" svg:width="47.931cm" svg:height="7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0 K_I: 0 K_D: 0</text:p>
                <text:list>
                  <text:list-item>
                    <text:p>K_P:</text:p>
                  </text:list-item>
                  <text:list-item>
                    <text:p>0</text:p>
                  </text:list-item>
                  <text:list-item>
                    <text:p>K_I:</text:p>
                  </text:list-item>
                  <text:list-item>
                    <text:p>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-0.00182609">
                <text:p>-0.00182609</text:p>
                <draw:g>
                  <svg:desc>PID_Data.J1:PID_Data.J59</svg:desc>
                </draw:g>
              </table:table-cell>
              <table:table-cell office:value-type="float" office:value="-0">
                <text:p>-0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0.00108478">
                <text:p>0.001084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0.0054962">
                <text:p>0.00549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0.0099308">
                <text:p>0.00993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0.0121397">
                <text:p>0.01213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0.010256">
                <text:p>0.0102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0.00788112">
                <text:p>0.007881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0.0087204">
                <text:p>0.00872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0.010449">
                <text:p>0.0104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0.014056">
                <text:p>0.0140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0.0187613">
                <text:p>0.01876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0.0246092">
                <text:p>0.02460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0.0320452">
                <text:p>0.03204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0.0398819">
                <text:p>0.03988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0.0384329">
                <text:p>0.03843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0.01599">
                <text:p>0.015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-0.00862827">
                <text:p>-0.008628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-0.0144393">
                <text:p>-0.01443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-0.0057206">
                <text:p>-0.00572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0.00747839">
                <text:p>0.007478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0.0187276">
                <text:p>0.01872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.0266786">
                <text:p>0.02667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0.0307715">
                <text:p>0.03077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0.033692">
                <text:p>0.0336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0.0371538">
                <text:p>0.03715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0.0440008">
                <text:p>0.0440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0.0464664">
                <text:p>0.04646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0.0464525">
                <text:p>0.04645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0.0450539">
                <text:p>0.04505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0.0412079">
                <text:p>0.04120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0.0451803">
                <text:p>0.04518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.0623565">
                <text:p>0.06235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0.0701473">
                <text:p>0.07014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0.072647">
                <text:p>0.0726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0.0734685">
                <text:p>0.07346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0.0729532">
                <text:p>0.07295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0.070888">
                <text:p>0.0708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.0671145">
                <text:p>0.06711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0.0614733">
                <text:p>0.0614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0.0548387">
                <text:p>0.05483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0.0474637">
                <text:p>0.04746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0.0397696">
                <text:p>0.03976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0.0321245">
                <text:p>0.03212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0.0261265">
                <text:p>0.02612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0232312">
                <text:p>0.02323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0.023247">
                <text:p>0.0232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0.0244624">
                <text:p>0.02446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0.0251044">
                <text:p>0.02510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0.0249045">
                <text:p>0.0249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.024873">
                <text:p>0.0248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0.026803">
                <text:p>0.0268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0.0319639">
                <text:p>0.03196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0.0395124">
                <text:p>0.03951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0.0482918">
                <text:p>0.04829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0.0580888">
                <text:p>0.05808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0.0688749">
                <text:p>0.06887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0.0794377">
                <text:p>0.07943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0.0882315">
                <text:p>0.088231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0.0952161">
                <text:p>0.0952161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9.133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7.095cm" svg:height="8.636cm">
          <chartooo:coordinate-region svg:x="1.746cm" svg:y="0.378cm" svg:width="46.18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y_t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y_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0</text:p>
                <text:list>
                  <text:list-item>
                    <text:p>K_P:</text:p>
                  </text:list-item>
                  <text:list-item>
                    <text:p>0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683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645cm" svg:height="8.636cm">
          <chartooo:coordinate-region svg:x="1.746cm" svg:y="0.378cm" svg:width="45.73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0</text:p>
                <text:list>
                  <text:list-item>
                    <text:p>K_I:</text:p>
                  </text:list-item>
                  <text:list-item>
                    <text:p>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